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Fine_20_Dashed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043cm" svg:height="0.806cm" svg:x="8.457cm" svg:y="3.194cm">
          <draw:text-box>
            <text:p text:style-name="P1"><text:span text:style-name="T1">Console Turn Processing</text:span></text:p>
          </draw:text-box>
        </draw:frame>
        <draw:custom-shape draw:style-name="gr2" draw:text-style-name="P4" draw:id="id1" draw:layer="layout" svg:width="3.5cm" svg:height="1.5cm" svg:x="9.5cm" svg:y="5cm">
          <text:p text:style-name="P3"><text:span text:style-name="T2">Console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5cm" svg:height="2cm" svg:x="6.5cm" svg:y="24cm">
          <text:p text:style-name="P3"><text:span text:style-name="T2">RaceName.ra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layer="layout" svg:width="3.5cm" svg:height="2cm" svg:x="2cm" svg:y="24cm">
          <text:p text:style-name="P3"><text:span text:style-name="T2">Components.xm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id="id6" draw:layer="layout" svg:width="2.5cm" svg:height="1.5cm" svg:x="16cm" svg:y="11.5cm">
          <text:p text:style-name="P3"><text:span text:style-name="T2">Nova.tur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id="id2" draw:layer="layout" svg:width="3.5cm" svg:height="2cm" svg:x="9.5cm" svg:y="8.5cm">
          <text:p text:style-name="P3"><text:span text:style-name="T2">Console.sta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id="id5" draw:layer="layout" svg:width="3.5cm" svg:height="2cm" svg:x="9.5cm" svg:y="21cm">
          <text:p text:style-name="P3"><text:span text:style-name="T2">RaceName.sta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id="id8" draw:layer="layout" svg:width="3.5cm" svg:height="2cm" svg:x="3.5cm" svg:y="11.878cm">
          <text:p text:style-name="P3"><text:span text:style-name="T2">RaceName.tur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5" draw:layer="layout" svg:x1="11.25cm" svg:y1="6.5cm" svg:x2="11.249cm" svg:y2="8.5cm" draw:start-shape="id1" draw:start-glue-point="2" draw:end-shape="id2" draw:end-glue-point="5" svg:d="m11250 6500v1001h-1v999">
          <text:p text:style-name="P6"/>
        </draw:connector>
        <draw:custom-shape draw:style-name="gr2" draw:text-style-name="P4" draw:id="id3" draw:layer="layout" svg:width="3.5cm" svg:height="1.5cm" svg:x="15.5cm" svg:y="8cm">
          <text:p text:style-name="P3"><text:span text:style-name="T2">Tu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13cm" svg:y1="5.75cm" svg:x2="17.25cm" svg:y2="8cm" draw:start-shape="id1" draw:start-glue-point="1" draw:end-shape="id3" draw:end-glue-point="0" svg:d="m13000 5750h4250v2250">
          <text:p text:style-name="P6"/>
        </draw:connector>
        <draw:custom-shape draw:style-name="gr2" draw:text-style-name="P4" draw:id="id4" draw:layer="layout" svg:width="3.5cm" svg:height="1.5cm" svg:x="9.5cm" svg:y="17.5cm">
          <text:p text:style-name="P3"><text:span text:style-name="T2">GUI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11.25cm" svg:y1="19cm" svg:x2="11.249cm" svg:y2="21cm" draw:start-shape="id4" draw:start-glue-point="2" draw:end-shape="id5" draw:end-glue-point="5" svg:d="m11250 19000v1001h-1v999">
          <text:p text:style-name="P6"/>
        </draw:connector>
        <draw:connector draw:style-name="gr4" draw:text-style-name="P5" draw:layer="layout" svg:x1="17.249cm" svg:y1="13cm" svg:x2="13cm" svg:y2="18.25cm" draw:start-shape="id6" draw:start-glue-point="7" draw:end-shape="id4" draw:end-glue-point="1" svg:d="m17249 13000v5250h-4249">
          <text:p text:style-name="P6"/>
        </draw:connector>
        <draw:custom-shape draw:style-name="gr2" draw:text-style-name="P4" draw:id="id7" draw:layer="layout" svg:width="3.5cm" svg:height="1.5cm" svg:x="3.5cm" svg:y="15cm">
          <text:p text:style-name="P3"><text:span text:style-name="T2">RaceTu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9.5cm" svg:y1="18.25cm" svg:x2="5.25cm" svg:y2="16.5cm" draw:start-shape="id4" draw:start-glue-point="3" draw:end-shape="id7" draw:end-glue-point="2" svg:d="m9500 18250h-4250v-1750">
          <text:p text:style-name="P6"/>
        </draw:connector>
        <draw:connector draw:style-name="gr4" draw:text-style-name="P5" draw:layer="layout" svg:x1="5.25cm" svg:y1="15cm" svg:x2="5.249cm" svg:y2="13.878cm" draw:start-shape="id7" draw:start-glue-point="0" draw:end-shape="id8" draw:end-glue-point="7" svg:d="m5250 15000v-560h-1v-562">
          <text:p text:style-name="P6"/>
        </draw:connector>
        <draw:connector draw:style-name="gr4" draw:text-style-name="P5" draw:layer="layout" svg:x1="5.249cm" svg:y1="11.878cm" svg:x2="9.5cm" svg:y2="5.75cm" draw:start-shape="id8" draw:start-glue-point="5" draw:end-shape="id1" draw:end-glue-point="3" svg:d="m5249 11878v-6128h4251">
          <text:p text:style-name="P6"/>
        </draw:connector>
        <draw:connector draw:style-name="gr4" draw:text-style-name="P5" draw:layer="layout" svg:x1="17.25cm" svg:y1="9.5cm" svg:x2="17.249cm" svg:y2="11.5cm" draw:start-shape="id3" draw:start-glue-point="2" draw:end-shape="id6" draw:end-glue-point="5" svg:d="m17250 9500v1001h-1v999">
          <text:p text:style-name="P6"/>
        </draw:connector>
        <draw:line draw:style-name="gr5" draw:text-style-name="P5" draw:layer="layout" svg:x1="1.5cm" svg:y1="12.5cm" svg:x2="18.5cm" svg:y2="12.5cm">
          <text:p text:style-name="P6"/>
        </draw:line>
        <draw:frame draw:style-name="gr1" draw:text-style-name="P1" draw:layer="layout" svg:width="4.405cm" svg:height="0.806cm" draw:transform="rotate (1.5707963267946) translate (2cm 18.5cm)">
          <draw:text-box>
            <text:p text:style-name="P1"><text:span text:style-name="T1">Nova GUI (Client)</text:span></text:p>
          </draw:text-box>
        </draw:frame>
        <draw:frame draw:style-name="gr1" draw:text-style-name="P1" draw:layer="layout" svg:width="5.527cm" svg:height="0.806cm" draw:transform="rotate (1.5707963267946) translate (2cm 11.5cm)">
          <draw:text-box>
            <text:p text:style-name="P1"><text:span text:style-name="T1">Nova Console (Server)</text:span></text:p>
          </draw:text-box>
        </draw:frame>
        <draw:frame draw:style-name="gr1" draw:text-style-name="P2" draw:layer="layout" svg:width="4.27cm" svg:height="0.806cm" svg:x="9.23cm" svg:y="15.194cm">
          <draw:text-box>
            <text:p text:style-name="P6"><text:span text:style-name="T1">GUI Turn Play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10-01-03T15:12:37</meta:creation-date>
    <dc:date>2010-01-04T07:39:37</dc:date>
    <meta:print-date>2010-01-04T06:32:26</meta:print-date>
    <meta:editing-cycles>5</meta:editing-cycles>
    <meta:editing-duration>PT6H46M22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